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daa" officeooo:paragraph-rsid="0014edaa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14edaa"/>
    </style:style>
    <style:style style:name="P4" style:family="paragraph" style:parent-style-name="Standard" style:list-style-name="L1">
      <style:text-properties officeooo:paragraph-rsid="0019e519"/>
    </style:style>
    <style:style style:name="P5" style:family="paragraph" style:parent-style-name="Standard" style:list-style-name="L1">
      <style:text-properties officeooo:paragraph-rsid="001c590c"/>
    </style:style>
    <style:style style:name="P6" style:family="paragraph" style:parent-style-name="Standard" style:list-style-name="L1">
      <style:text-properties officeooo:paragraph-rsid="001d916d"/>
    </style:style>
    <style:style style:name="P7" style:family="paragraph" style:parent-style-name="Standard" style:list-style-name="L1">
      <style:text-properties officeooo:rsid="0014edaa" officeooo:paragraph-rsid="0014edaa"/>
    </style:style>
    <style:style style:name="P8" style:family="paragraph" style:parent-style-name="Standard" style:list-style-name="L1">
      <style:text-properties officeooo:rsid="0014edaa" officeooo:paragraph-rsid="0019e519"/>
    </style:style>
    <style:style style:name="P9" style:family="paragraph" style:parent-style-name="Standard" style:list-style-name="L1">
      <style:text-properties officeooo:rsid="0014edaa" officeooo:paragraph-rsid="001c590c"/>
    </style:style>
    <style:style style:name="P10" style:family="paragraph" style:parent-style-name="Standard">
      <style:text-properties officeooo:rsid="0014edaa" officeooo:paragraph-rsid="0014edaa"/>
    </style:style>
    <style:style style:name="P11" style:family="paragraph" style:parent-style-name="Standard">
      <style:text-properties officeooo:rsid="0014edaa" officeooo:paragraph-rsid="0019e519"/>
    </style:style>
    <style:style style:name="P12" style:family="paragraph" style:parent-style-name="Standard">
      <style:text-properties officeooo:rsid="0014edaa" officeooo:paragraph-rsid="001c590c"/>
    </style:style>
    <style:style style:name="P13" style:family="paragraph" style:parent-style-name="Standard">
      <style:text-properties fo:font-size="14pt" officeooo:rsid="0014edaa" officeooo:paragraph-rsid="0014edaa" style:font-size-asian="14pt" style:font-size-complex="14pt"/>
    </style:style>
    <style:style style:name="P14" style:family="paragraph" style:parent-style-name="Standard">
      <style:text-properties fo:font-size="14pt" officeooo:rsid="0019e519" officeooo:paragraph-rsid="0019e519" style:font-size-asian="14pt" style:font-size-complex="14pt"/>
    </style:style>
    <style:style style:name="P15" style:family="paragraph" style:parent-style-name="Standard">
      <style:text-properties fo:font-size="14pt" officeooo:rsid="0019e519" officeooo:paragraph-rsid="001c590c" style:font-size-asian="14pt" style:font-size-complex="14pt"/>
    </style:style>
    <style:style style:name="P16" style:family="paragraph" style:parent-style-name="Standard" style:list-style-name="L2">
      <style:text-properties officeooo:rsid="0018626e" officeooo:paragraph-rsid="0018626e"/>
    </style:style>
    <style:style style:name="P17" style:family="paragraph" style:parent-style-name="Standard" style:list-style-name="L3">
      <style:text-properties officeooo:rsid="0018626e" officeooo:paragraph-rsid="0019e519"/>
    </style:style>
    <style:style style:name="P18" style:family="paragraph" style:parent-style-name="Standard" style:list-style-name="L5">
      <style:text-properties officeooo:rsid="0018626e" officeooo:paragraph-rsid="001c590c"/>
    </style:style>
    <style:style style:name="P19" style:family="paragraph" style:parent-style-name="Standard" style:list-style-name="L1">
      <style:text-properties officeooo:rsid="0018626e" officeooo:paragraph-rsid="001c590c"/>
    </style:style>
    <style:style style:name="P20" style:family="paragraph" style:parent-style-name="Standard">
      <style:text-properties officeooo:rsid="001c590c" officeooo:paragraph-rsid="001c590c"/>
    </style:style>
    <style:style style:name="P21" style:family="paragraph" style:parent-style-name="Standard" style:list-style-name="L1">
      <style:text-properties fo:font-size="12pt" officeooo:rsid="0018626e" officeooo:paragraph-rsid="001c590c" style:font-size-asian="12pt" style:font-size-complex="12pt"/>
    </style:style>
    <style:style style:name="P22" style:family="paragraph" style:parent-style-name="Standard" style:list-style-name="L1">
      <style:text-properties fo:font-size="12pt" officeooo:rsid="0014edaa" officeooo:paragraph-rsid="001c590c" style:font-size-asian="12pt" style:font-size-complex="12pt"/>
    </style:style>
    <style:style style:name="P23" style:family="paragraph" style:parent-style-name="Standard">
      <style:text-properties officeooo:rsid="001f5a2d" officeooo:paragraph-rsid="001f5a2d"/>
    </style:style>
    <style:style style:name="T1" style:family="text">
      <style:text-properties officeooo:rsid="001412fd"/>
    </style:style>
    <style:style style:name="T2" style:family="text">
      <style:text-properties officeooo:rsid="001699e1"/>
    </style:style>
    <style:style style:name="T3" style:family="text">
      <style:text-properties officeooo:rsid="001819a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f5a2d"/>
    </style:style>
    <style:style style:name="T6" style:family="text">
      <style:text-properties officeooo:rsid="0018626e"/>
    </style:style>
    <style:style style:name="T7" style:family="text">
      <style:text-properties officeooo:rsid="0019e519"/>
    </style:style>
    <style:style style:name="T8" style:family="text">
      <style:text-properties officeooo:rsid="001adceb"/>
    </style:style>
    <style:style style:name="T9" style:family="text">
      <style:text-properties officeooo:rsid="001c590c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9e519" style:font-size-asian="14pt" style:font-size-complex="14pt"/>
    </style:style>
    <style:style style:name="T12" style:family="text">
      <style:text-properties fo:font-size="14pt" officeooo:rsid="001c590c" style:font-size-asian="14pt" style:font-size-complex="14pt"/>
    </style:style>
    <style:style style:name="T13" style:family="text">
      <style:text-properties fo:font-size="14pt" officeooo:rsid="001f5a2d" style:font-size-asian="14pt" style:font-size-complex="14pt"/>
    </style:style>
    <style:style style:name="T14" style:family="text">
      <style:text-properties officeooo:rsid="001d916d"/>
    </style:style>
    <style:style style:name="T15" style:family="text">
      <style:text-properties officeooo:rsid="001da850"/>
    </style:style>
    <style:style style:name="T16" style:family="text">
      <style:text-properties officeooo:rsid="001f5a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calizar 10 portales WEB, teniendo en cuenta los siguientes criterios, explicando y</text:p>
      <text:p text:style-name="Standard">razonando el motivo que ha llevado a esta selección:</text:p>
      <text:p text:style-name="Standard"/>
      <text:list xml:id="list2400843982" text:style-name="L1">
        <text:list-item>
          <text:p text:style-name="P2">Componentes psicosomáticos del Sistema nervioso.</text:p>
        </text:list-item>
        <text:list-item>
          <text:p text:style-name="P2">Componentes de tipo cultural</text:p>
        </text:list-item>
        <text:list-item>
          <text:p text:style-name="P2">Experiencias compartidas con el entorno</text:p>
        </text:list-item>
        <text:list-item>
          <text:p text:style-name="P2">Equilibrio visual</text:p>
        </text:list-item>
        <text:list-item>
          <text:p text:style-name="P2"><text:span text:style-name="T1">T</text:span>ensión compositiva (ambas técnicas)</text:p>
        </text:list-item>
        <text:list-item>
          <text:p text:style-name="P2">Color, tipografía e iconos.</text:p>
        </text:list-item>
      </text:list>
      <text:p text:style-name="Standard"/>
      <text:p text:style-name="P13">1. Trello</text:p>
      <text:p text:style-name="P1"/>
      <text:list xml:id="list173258342214098" text:continue-numbering="true" text:style-name="L1">
        <text:list-item>
          <text:p text:style-name="P3">Componentes psicosomáticos del Sistema nervioso: <text:span text:style-name="T2">El sitio no suele usar líneas o contornos por sí solos, y en su mayoría está compuesto por áreas sólidas, simples y sin adornos.</text:span></text:p>
        </text:list-item>
        <text:list-item>
          <text:p text:style-name="P3">Componentes de tipo cultural: <text:span text:style-name="T2">Aunque contiene varios colores en su mayoría personalizables, priman el blanco, el gris claro y el azul, evocando a la limpieza y la organización.</text:span></text:p>
        </text:list-item>
        <text:list-item>
          <text:p text:style-name="P3">Experiencias compartidas con el entorno: <text:span text:style-name="T3">Muchas de las formas usadas en Trello recuerdan a tarjetas y notas post-it, lo cual ayuda a su relación con la organización de tareas pendientes.</text:span></text:p>
        </text:list-item>
        <text:list-item>
          <text:p text:style-name="P3">Equilibrio visual: <text:span text:style-name="T6">Los tableros adquieren un primer plano al ocupar la mayor parte de la anchura de la página principal.</text:span></text:p>
        </text:list-item>
        <text:list-item>
          <text:p text:style-name="P3"><text:span text:style-name="T1">T</text:span>ensión compositiva: </text:p>
        </text:list-item>
      </text:list>
      <text:list xml:id="list2878981937" text:style-name="L2">
        <text:list-item>
          <text:p text:style-name="P16">Sugestiva: Usando colores vivos, la atención es dirigida hacia los tableros del usuario, mientras las opciones adquieren tonos grises suaves.</text:p>
        </text:list-item>
        <text:list-item>
          <text:p text:style-name="P16">Rítmica: Las opciones están dispuestas en una columna a la izquierda, y los tableros se agrupan en varias filas.</text:p>
        </text:list-item>
      </text:list>
      <text:list xml:id="list173256516891119" text:continue-list="list173258342214098" text:style-name="L1">
        <text:list-item>
          <text:p text:style-name="P7">Color, tipografía e iconos: <text:span text:style-name="T6">El propio logotipo ilustra en una imagen el flujo de trabajo que se usa en Trello. La fuente de texto es simple y clara para facilitar la lectura, y cada opción es acompañada de un sencillo icono explicativo.</text:span></text:p>
        </text:list-item>
      </text:list>
      <text:p text:style-name="P1"/>
      <text:p text:style-name="P14">2. YouTube</text:p>
      <text:p text:style-name="P11"/>
      <text:list xml:id="list173257980161979" text:continue-numbering="true" text:style-name="L1">
        <text:list-item>
          <text:p text:style-name="P4">Componentes psicosomáticos del Sistema nervioso: <text:span text:style-name="T7">Se hace un frecuente uso de líneas finas para organizar el contenido.</text:span></text:p>
        </text:list-item>
        <text:list-item>
          <text:p text:style-name="P4">Componentes de tipo cultural: <text:span text:style-name="T7">Los numerosos iconos que contiene suelen hacer referencia al entretenimiento, sobre todo el cine.</text:span></text:p>
        </text:list-item>
        <text:list-item>
          <text:p text:style-name="P4">Experiencias compartidas con el entorno: <text:span text:style-name="T8">Las miniaturas de los vídeos siempre se muestran con una proporción de 16:9, en formato panorámico, unas proporciones que asociamos con la forma de una pantalla.</text:span></text:p>
        </text:list-item>
        <text:list-item>
          <text:p text:style-name="P4">Equilibrio visual: <text:span text:style-name="T8">Los anuncios ocupan un importante primer plano, mientras las opciones se colocan de forma tan discreta que puede ser difícil encontrarlas.</text:span></text:p>
        </text:list-item>
        <text:list-item>
          <text:p text:style-name="P4"><text:span text:style-name="T1">T</text:span>ensión compositiva: </text:p>
        </text:list-item>
      </text:list>
      <text:list xml:id="list3730719373" text:style-name="L3">
        <text:list-item>
          <text:p text:style-name="P17">Sugestiva: <text:span text:style-name="T9">La atención es dirigida por tamaño hacia los anuncios, y también hacia las opciones relacionadas con contenidos populares al encontrarse en un gris más intenso que las demás.</text:span></text:p>
        </text:list-item>
        <text:list-item>
          <text:p text:style-name="P17">Rítmica: <text:span text:style-name="T9">Las distintas categorías de vídeos en la página principal están agrupados por filas</text:span></text:p>
        </text:list-item>
      </text:list>
      <text:list xml:id="list173256763726530" text:continue-list="list173257980161979" text:style-name="L1">
        <text:list-item>
          <text:p text:style-name="P8">Color, tipografía e iconos: <text:span text:style-name="T9">Predomina el color rojo con el gris claro.</text:span></text:p>
        </text:list-item>
      </text:list>
      <text:p text:style-name="P11"/>
      <text:p text:style-name="P15"><text:span text:style-name="T9">3. Marca</text:span></text:p>
      <text:p text:style-name="P12"/>
      <text:list xml:id="list173258586584321" text:continue-numbering="true" text:style-name="L1">
        <text:list-item>
          <text:p text:style-name="P5"><text:soft-page-break/>Componentes psicosomáticos del Sistema nervioso: <text:span text:style-name="T14">La web se organiza ante todo en franjas horizontales.</text:span></text:p>
        </text:list-item>
        <text:list-item>
          <text:p text:style-name="P6">Componentes de tipo cultural: <text:span text:style-name="T14">El diseño de la web, así como el logo, es de un rojo intenso que llama a la emoción del deporte.</text:span></text:p>
        </text:list-item>
        <text:list-item>
          <text:p text:style-name="P6">Experiencias compartidas con el entorno: <text:span text:style-name="T14">Además del rojo comentado, también se usa el verde como color secundario, lo que recuerda al color del césped de un estadio, por ejemplo.</text:span></text:p>
        </text:list-item>
        <text:list-item>
          <text:p text:style-name="P5">Equilibrio visual: <text:span text:style-name="T15">Los anunciantes ocupan el centro absoluto en un principio, y debajo las noticias más importantes según la página.</text:span></text:p>
        </text:list-item>
        <text:list-item>
          <text:p text:style-name="P5"><text:span text:style-name="T1">T</text:span>ensión compositiva: </text:p>
        </text:list-item>
      </text:list>
      <text:list xml:id="list2499549895" text:style-name="L5">
        <text:list-item>
          <text:p text:style-name="P18">Sugestiva: <text:span text:style-name="T16">Los anuncios a menudo se colocan en los huecos que dejan las noticias.</text:span></text:p>
        </text:list-item>
        <text:list-item>
          <text:p text:style-name="P18">Rítmica: <text:span text:style-name="T16">Las noticias se disponen en una formación parecida a una </text:span><text:span text:style-name="T5">cuadrícula</text:span><text:span text:style-name="T16">.</text:span></text:p>
        </text:list-item>
      </text:list>
      <text:list xml:id="list173257939086978" text:continue-list="list173258586584321" text:style-name="L1">
        <text:list-item>
          <text:p text:style-name="P9">Color, tipografía e iconos: <text:span text:style-name="T14">Debajo del menú principal, las noticias de fútbol se organizan por los escudos de cada equipo.</text:span></text:p>
          <text:p text:style-name="P9"><text:span text:style-name="T12"/></text:p>
        </text:list-item>
      </text:list>
      <text:p text:style-name="P23"><text:span text:style-name="T11">4. </text:span><text:span text:style-name="T10">W3Schools</text:span></text:p>
      <text:p text:style-name="P20"><text:span text:style-name="T11"/></text:p>
      <text:list xml:id="list173257475416460" text:continue-numbering="true" text:style-name="L1">
        <text:list-item>
          <text:p text:style-name="P5">Componentes psicosomáticos del Sistema nervioso: </text:p>
        </text:list-item>
        <text:list-item>
          <text:p text:style-name="P5">Componentes de tipo cultural: </text:p>
        </text:list-item>
        <text:list-item>
          <text:p text:style-name="P5">Experiencias compartidas con el entorno: </text:p>
        </text:list-item>
        <text:list-item>
          <text:p text:style-name="P5">Equilibrio visual: </text:p>
        </text:list-item>
        <text:list-item>
          <text:p text:style-name="P5"><text:span text:style-name="T1">T</text:span>ensión compositiva: </text:p>
        </text:list-item>
        <text:list-item>
          <text:p text:style-name="P19">Sugestiva: </text:p>
        </text:list-item>
        <text:list-item>
          <text:p text:style-name="P21">Rítmica: </text:p>
        </text:list-item>
        <text:list-item>
          <text:p text:style-name="P22"><text:span text:style-name="T7">Color, tipografía e iconos: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5:27:32.761911541</meta:creation-date>
    <dc:date>2018-11-19T17:32:56.239383969</dc:date>
    <meta:editing-duration>PT22M53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2" meta:paragraph-count="45" meta:word-count="588" meta:character-count="3597" meta:non-whitespace-character-count="3081"/>
  </office:meta>
</office:document-meta>
</file>